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7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">
      <style:table-cell-properties fo:background-color="#e6e6ff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0.463cm" svg:height="4.155cm" svg:x="19.659cm" svg:y="6.066cm">
            <draw:object draw:notify-on-update-of-ranges="Tabelle1.B15:Tabelle1.B15 Tabelle1.G17:Tabelle1.G20 Tabelle1.C17:Tabelle1.C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463cm" svg:height="4.155cm" svg:x="19.523cm" svg:y="10.261cm">
            <draw:object draw:notify-on-update-of-ranges="Tabelle1.C25:Tabelle1.C28 Tabelle1.B23:Tabelle1.B23 Tabelle1.G25:Tabelle1.G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463cm" svg:height="8.405cm" svg:x="24.511cm" svg:y="14.746cm">
            <draw:object draw:notify-on-update-of-ranges="Tabelle1.C34:Tabelle1.C37 Tabelle1.G33:Tabelle1.G33 Tabelle1.G34:Tabelle1.G37 Tabelle1.I32:Tabelle1.I32 Tabelle1.I34:Tabelle1.I37 Tabelle1.C34:Tabelle1.C37 Tabelle1.H33:Tabelle1.H33 Tabelle1.H34:Tabelle1.H37 Tabelle1.C34:Tabelle1.C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1" office:value-type="string">
            <text:p>Mortality Experience for Three Populations Followed for Four Years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1"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Default"/>
          <table:table-cell table:style-name="ce4" office:value-type="string" table:number-columns-spanned="3" table:number-rows-spanned="1">
            <text:p>Population</text:p>
          </table:table-cell>
          <table:covered-table-cell table:number-columns-repeated="2" table:style-name="ce5"/>
          <table:table-cell table:style-name="Default"/>
          <table:table-cell table:number-columns-repeated="3"/>
        </table:table-row>
        <table:table-row table:style-name="ro3">
          <table:table-cell/>
          <table:table-cell table:style-name="Default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Default"/>
          <table:table-cell table:number-columns-repeated="3"/>
        </table:table-row>
        <table:table-row table:style-name="ro4">
          <table:table-cell/>
          <table:table-cell table:style-name="ce1" office:value-type="string">
            <text:p>Number-at-Risk</text:p>
          </table:table-cell>
          <table:table-cell table:number-columns-repeated="3" table:style-name="ce6" office:value-type="float" office:value="100">
            <text:p>100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# Deaths in first year</text:p>
          </table:table-cell>
          <table:table-cell table:style-name="ce6" table:formula="of:=[.E17]" office:value-type="float" office:value="10">
            <text:p>10</text:p>
          </table:table-cell>
          <table:table-cell table:style-name="ce6" table:formula="of:=[.E25]" office:value-type="float" office:value="2">
            <text:p>2</text:p>
          </table:table-cell>
          <table:table-cell table:style-name="ce6" table:formula="of:=[.E34]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# Deaths in second year</text:p>
          </table:table-cell>
          <table:table-cell table:style-name="ce6" table:formula="of:=[.E18]" office:value-type="float" office:value="10">
            <text:p>10</text:p>
          </table:table-cell>
          <table:table-cell table:style-name="ce6" table:formula="of:=[.E26]" office:value-type="float" office:value="2">
            <text:p>2</text:p>
          </table:table-cell>
          <table:table-cell table:style-name="ce6" table:formula="of:=[.E35]" office:value-type="float" office:value="9">
            <text:p>9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# Deaths in third year</text:p>
          </table:table-cell>
          <table:table-cell table:style-name="ce6" table:formula="of:=[.E19]" office:value-type="float" office:value="10">
            <text:p>10</text:p>
          </table:table-cell>
          <table:table-cell table:style-name="ce6" table:formula="of:=[.E27]" office:value-type="float" office:value="2">
            <text:p>2</text:p>
          </table:table-cell>
          <table:table-cell table:style-name="ce6" table:formula="of:=[.E36]" office:value-type="float" office:value="8">
            <text:p>8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# Deaths in fourth year</text:p>
          </table:table-cell>
          <table:table-cell table:style-name="ce6" table:formula="of:=[.E20]" office:value-type="float" office:value="10">
            <text:p>10</text:p>
          </table:table-cell>
          <table:table-cell table:style-name="ce6" table:formula="of:=[.E28]" office:value-type="float" office:value="34">
            <text:p>34</text:p>
          </table:table-cell>
          <table:table-cell table:style-name="ce6" table:formula="of:=[.E37]" office:value-type="float" office:value="7">
            <text:p>7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Total # Deaths</text:p>
          </table:table-cell>
          <table:table-cell table:style-name="ce6" table:formula="of:=[.E21]" office:value-type="float" office:value="40">
            <text:p>40</text:p>
          </table:table-cell>
          <table:table-cell table:style-name="ce6" table:formula="of:=[.E29]" office:value-type="float" office:value="40">
            <text:p>40</text:p>
          </table:table-cell>
          <table:table-cell table:style-name="ce6" table:formula="of:=[.E38]" office:value-type="float" office:value="34">
            <text:p>34</text:p>
          </table:table-cell>
          <table:table-cell table:style-name="Default"/>
          <table:table-cell table:number-columns-repeated="3"/>
        </table:table-row>
        <table:table-row table:style-name="ro4">
          <table:table-cell/>
          <table:table-cell table:style-name="ce1" office:value-type="string">
            <text:p>4-yr Cum. Incidence</text:p>
          </table:table-cell>
          <table:table-cell table:style-name="ce6" table:formula="of:=[.C11]/[.C6]" office:value-type="float" office:value="0.4">
            <text:p>0,4</text:p>
          </table:table-cell>
          <table:table-cell table:style-name="ce6" table:formula="of:=[.D11]/[.D6]" office:value-type="float" office:value="0.4">
            <text:p>0,4</text:p>
          </table:table-cell>
          <table:table-cell table:style-name="ce6" table:formula="of:=[.E11]/[.E6]" office:value-type="float" office:value="0.34">
            <text:p>0,34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/>
          <table:table-cell table:style-name="ce2" office:value-type="string">
            <text:p>Incidence Rates: Population A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5">
          <table:table-cell table:number-columns-repeated="2"/>
          <table:table-cell table:style-name="ce7" office:value-type="string">
            <text:p>Year</text:p>
          </table:table-cell>
          <table:table-cell table:style-name="ce8" office:value-type="string">
            <text:p>Population-at-Risk at start of year</text:p>
          </table:table-cell>
          <table:table-cell table:style-name="ce8" office:value-type="string">
            <text:p># Deaths</text:p>
          </table:table-cell>
          <table:table-cell table:style-name="ce8" office:value-type="string">
            <text:p>Person-Years</text:p>
          </table:table-cell>
          <table:table-cell table:style-name="ce8" office:value-type="string">
            <text:p>IR (deaths/py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style-name="ce9" table:formula="of:=[.E17]/([.F17])" office:value-type="float" office:value="0.105263157894737">
            <text:p>,1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style-name="ce9" table:formula="of:=[.E18]/([.F18])" office:value-type="float" office:value="0.117647058823529">
            <text:p>,1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style-name="ce9" table:formula="of:=[.E19]/([.F19])" office:value-type="float" office:value="0.133333333333333">
            <text:p>,1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style-name="ce9" table:formula="of:=[.E20]/([.F20])" office:value-type="float" office:value="0.153846153846154">
            <text:p>,1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/>
          <table:table-cell table:formula="of:=SUM([.E17:.E20])" office:value-type="float" office:value="40">
            <text:p>40</text:p>
          </table:table-cell>
          <table:table-cell table:formula="of:=SUM([.F17:.F20])" office:value-type="float" office:value="320">
            <text:p>320</text:p>
          </table:table-cell>
          <table:table-cell table:style-name="ce9" table:formula="of:=[.E21]/([.F21])" office:value-type="float" office:value="0.125">
            <text:p>,1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/>
          <table:table-cell table:style-name="ce2" office:value-type="string">
            <text:p>Incidence Rates: Population B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5">
          <table:table-cell table:number-columns-repeated="2"/>
          <table:table-cell table:style-name="ce7" office:value-type="string">
            <text:p>Year</text:p>
          </table:table-cell>
          <table:table-cell table:style-name="ce8" office:value-type="string">
            <text:p>Population-at-Risk at start of year</text:p>
          </table:table-cell>
          <table:table-cell table:style-name="ce8" office:value-type="string">
            <text:p># Deaths</text:p>
          </table:table-cell>
          <table:table-cell table:style-name="ce8" office:value-type="string">
            <text:p>Person-Years</text:p>
          </table:table-cell>
          <table:table-cell table:style-name="ce8" office:value-type="string">
            <text:p>IR (deaths/py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style-name="ce9" table:formula="of:=[.E25]/([.F25])" office:value-type="float" office:value="0.0202020202020202">
            <text:p>,0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style-name="ce9" table:formula="of:=[.E26]/([.F26])" office:value-type="float" office:value="0.0206185567010309">
            <text:p>,0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style-name="ce9" table:formula="of:=[.E27]/([.F27])" office:value-type="float" office:value="0.0210526315789474">
            <text:p>,0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table:style-name="ce9" table:formula="of:=[.E28]/([.F28])" office:value-type="float" office:value="0.441558441558442">
            <text:p>,44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/>
          <table:table-cell table:formula="of:=SUM([.E25:.E28])" office:value-type="float" office:value="40">
            <text:p>40</text:p>
          </table:table-cell>
          <table:table-cell table:formula="of:=SUM([.F25:.F28])" office:value-type="float" office:value="368">
            <text:p>368</text:p>
          </table:table-cell>
          <table:table-cell table:style-name="ce9" table:formula="of:=[.E29]/([.F29])" office:value-type="float" office:value="0.108695652173913">
            <text:p>,1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/>
          <table:table-cell table:style-name="ce2" office:value-type="string">
            <text:p>Incidence Rates: Population C</text:p>
          </table:table-cell>
          <table:table-cell table:number-columns-repeated="4"/>
          <table:table-cell table:style-name="ce3" table:number-columns-repeated="2"/>
          <table:table-cell table:style-name="ce3" office:value-type="string">
            <text:p>R= 1-exp(-(IR)(dt))</text:p>
          </table:table-cell>
        </table:table-row>
        <table:table-row table:style-name="ro5">
          <table:table-cell table:number-columns-repeated="2"/>
          <table:table-cell table:style-name="ce7" office:value-type="string">
            <text:p>Year</text:p>
          </table:table-cell>
          <table:table-cell table:style-name="ce8" office:value-type="string">
            <text:p>Population-at-Risk at start of year</text:p>
          </table:table-cell>
          <table:table-cell table:style-name="ce8" office:value-type="string">
            <text:p># Deaths</text:p>
          </table:table-cell>
          <table:table-cell table:style-name="ce8" office:value-type="string">
            <text:p>Person-Years</text:p>
          </table:table-cell>
          <table:table-cell table:style-name="ce8" office:value-type="string">
            <text:p>IR (deaths/py)</text:p>
          </table:table-cell>
          <table:table-cell table:style-name="ce8" office:value-type="string">
            <text:p>Risk (IR*dt)</text:p>
          </table:table-cell>
          <table:table-cell table:style-name="ce8" office:value-type="string">
            <text:p>General Risk Formular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style-name="ce9" table:formula="of:=[.E34]/([.F34])" office:value-type="float" office:value="0.105263157894737">
            <text:p>,11</text:p>
          </table:table-cell>
          <table:table-cell table:style-name="ce9" table:formula="of:=[.G34]*[.C34]" office:value-type="float" office:value="0.105263157894737">
            <text:p>,11</text:p>
          </table:table-cell>
          <table:table-cell table:style-name="ce9" table:formula="of:=1-EXP(-([.G34])*([.C34]))" office:value-type="float" office:value="0.0999123737477408">
            <text:p>,10</text:p>
          </table:table-cell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85.5">
            <text:p>85,5</text:p>
          </table:table-cell>
          <table:table-cell table:style-name="ce9" table:formula="of:=[.E35]/([.F35])" office:value-type="float" office:value="0.105263157894737">
            <text:p>,11</text:p>
          </table:table-cell>
          <table:table-cell table:style-name="ce9" table:formula="of:=[.G35]*[.C35]" office:value-type="float" office:value="0.210526315789474">
            <text:p>,21</text:p>
          </table:table-cell>
          <table:table-cell table:style-name="ce9" table:formula="of:=1-EXP(-([.G35])*([.C35]))" office:value-type="float" office:value="0.189842265067573">
            <text:p>,19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style-name="ce9" table:formula="of:=[.E36]/([.F36])" office:value-type="float" office:value="0.103896103896104">
            <text:p>,10</text:p>
          </table:table-cell>
          <table:table-cell table:style-name="ce9" table:formula="of:=[.G36]*[.C36]" office:value-type="float" office:value="0.311688311688312">
            <text:p>,31</text:p>
          </table:table-cell>
          <table:table-cell table:style-name="ce9" table:formula="of:=1-EXP(-([.G36])*([.C36]))" office:value-type="float" office:value="0.267790286125415">
            <text:p>,27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9.5">
            <text:p>69,5</text:p>
          </table:table-cell>
          <table:table-cell table:style-name="ce9" table:formula="of:=[.E37]/([.F37])" office:value-type="float" office:value="0.100719424460432">
            <text:p>,10</text:p>
          </table:table-cell>
          <table:table-cell table:style-name="ce9" table:formula="of:=[.G37]*[.C37]" office:value-type="float" office:value="0.402877697841727">
            <text:p>,40</text:p>
          </table:table-cell>
          <table:table-cell table:style-name="ce9" table:formula="of:=1-EXP(-([.G37])*([.C37]))" office:value-type="float" office:value="0.331606159665843">
            <text:p>,33</text:p>
          </table:table-cell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/>
          <table:table-cell table:formula="of:=SUM([.E34:.E37])" office:value-type="float" office:value="34">
            <text:p>34</text:p>
          </table:table-cell>
          <table:table-cell table:formula="of:=SUM([.F34:.F37])" office:value-type="float" office:value="327">
            <text:p>327</text:p>
          </table:table-cell>
          <table:table-cell table:style-name="ce9" table:formula="of:=[.E38]/([.F38])" office:value-type="float" office:value="0.103975535168196">
            <text:p>,10</text:p>
          </table:table-cell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 style:data-style-name="N2" text:time-value="0000-00-00T15:31:4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14:41:30</meta:creation-date>
    <dc:date>2012-11-05T15:47:10</dc:date>
    <dc:creator>Thomas Ludwig</dc:creator>
    <meta:editing-duration>PT43M21S</meta:editing-duration>
    <meta:editing-cycles>18</meta:editing-cycles>
    <meta:generator>LibreOffice/3.6$Linux_X86_64 LibreOffice_project/360m1$Build-2</meta:generator>
    <meta:document-statistic meta:table-count="1" meta:cell-count="1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4.156cm" xlink:href=".." xlink:type="simple" chart:class="chart:scatter" chart:style-name="ch1">
        <chart:plot-area chart:style-name="ch2" table:cell-range-address="Tabelle1.C17:Tabelle1.C20 Tabelle1.B15:Tabelle1.B15 Tabelle1.G17:Tabelle1.G20" chart:data-source-has-labels="row" svg:x="0.678cm" svg:y="0.485cm" svg:width="7.328cm" svg:height="3.185cm">
          <chartooo:coordinate-region svg:x="1.405cm" svg:y="0.684cm" svg:width="6.361cm" svg:height="2.3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G17:Tabelle1.G20" chart:label-cell-address="Tabelle1.B15:Tabelle1.B15" chart:class="chart:scatter">
            <chart:domain table:cell-range-address="Tabelle1.C17:Tabelle1.C20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Incidence Rates: Population A</text:p>
                <draw:g>
                  <svg:desc>Tabelle1.B15:Tabelle1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17:Tabelle1.C20</svg:desc>
                </draw:g>
              </table:table-cell>
              <table:table-cell office:value-type="float" office:value="0.105263157894737">
                <text:p>0.105263157894737</text:p>
                <draw:g>
                  <svg:desc>Tabelle1.G17:Tabelle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3846153846154">
                <text:p>0.153846153846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4.156cm" xlink:href=".." xlink:type="simple" chart:class="chart:scatter" chart:style-name="ch1">
        <chart:plot-area chart:style-name="ch2" table:cell-range-address="Tabelle1.C25:Tabelle1.C28 Tabelle1.B23:Tabelle1.B23 Tabelle1.G25:Tabelle1.G28" chart:data-source-has-labels="row" svg:x="0.678cm" svg:y="0.485cm" svg:width="7.328cm" svg:height="3.185cm">
          <chartooo:coordinate-region svg:x="1.405cm" svg:y="0.684cm" svg:width="6.361cm" svg:height="2.3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G25:Tabelle1.G28" chart:label-cell-address="Tabelle1.B23:Tabelle1.B23" chart:class="chart:scatter">
            <chart:domain table:cell-range-address="Tabelle1.C25:Tabelle1.C2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Incidence Rates: Population B</text:p>
                <draw:g>
                  <svg:desc>Tabelle1.B23:Tabelle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25:Tabelle1.C28</svg:desc>
                </draw:g>
              </table:table-cell>
              <table:table-cell office:value-type="float" office:value="0.0202020202020202">
                <text:p>0.0202020202020202</text:p>
                <draw:g>
                  <svg:desc>Tabelle1.G25:Tabelle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1558441558442">
                <text:p>0.441558441558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5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5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64cm" svg:height="8.406cm" xlink:href=".." xlink:type="simple" chart:class="chart:scatter" chart:style-name="ch1">
        <chart:legend svg:x="1.425cm" svg:y="5.102cm" style:legend-expansion="custom" chartooo:width="6.211cm" chartooo:height="2.015cm" style:legend-expansion-aspect-ratio="3.08238213399504" chart:style-name="ch2"/>
        <chart:plot-area chart:style-name="ch3" table:cell-range-address="Tabelle1.C34:Tabelle1.C37 Tabelle1.G33:Tabelle1.G37 Tabelle1.I32:Tabelle1.I32 Tabelle1.H34:Tabelle1.I37 Tabelle1.H33:Tabelle1.H33" chart:data-source-has-labels="row" svg:x="0.678cm" svg:y="1.183cm" svg:width="7.327cm" svg:height="3.213cm">
          <chartooo:coordinate-region svg:x="1.405cm" svg:y="1.382cm" svg:width="6.36cm" svg:height="2.3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.G34:Tabelle1.G37" chart:label-cell-address="Tabelle1.G33:Tabelle1.G33" chart:class="chart:scatter">
            <chart:domain table:cell-range-address="Tabelle1.C34:Tabelle1.C37"/>
            <chart:data-point chart:repeated="4"/>
          </chart:series>
          <chart:series chart:attached-axis="primary-y" chart:style-name="ch9" chart:values-cell-range-address="Tabelle1.I34:Tabelle1.I37" chart:label-cell-address="Tabelle1.I32:Tabelle1.I32" chart:class="chart:scatter">
            <chart:data-point chart:repeated="4"/>
          </chart:series>
          <chart:series chart:attached-axis="primary-y" chart:style-name="ch10" chart:values-cell-range-address="Tabelle1.H34:Tabelle1.H37" chart:label-cell-address="Tabelle1.H33:Tabelle1.H3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IR (deaths/py)</text:p>
                <draw:g>
                  <svg:desc>Tabelle1.G33:Tabelle1.G33</svg:desc>
                </draw:g>
              </table:table-cell>
              <table:table-cell office:value-type="string">
                <text:p>R= 1-exp(-(IR)(dt))</text:p>
                <draw:g>
                  <svg:desc>Tabelle1.I32:Tabelle1.I32</svg:desc>
                </draw:g>
              </table:table-cell>
              <table:table-cell office:value-type="string">
                <text:p>Risk (IR*dt)</text:p>
                <draw:g>
                  <svg:desc>Tabelle1.H33:Tabelle1.H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34:Tabelle1.C37</svg:desc>
                </draw:g>
              </table:table-cell>
              <table:table-cell office:value-type="float" office:value="0.105263157894737">
                <text:p>0.105263157894737</text:p>
                <draw:g>
                  <svg:desc>Tabelle1.G34:Tabelle1.G37</svg:desc>
                </draw:g>
              </table:table-cell>
              <table:table-cell office:value-type="float" office:value="0.0999123737477408">
                <text:p>0.0999123737477408</text:p>
                <draw:g>
                  <svg:desc>Tabelle1.I34:Tabelle1.I37</svg:desc>
                </draw:g>
              </table:table-cell>
              <table:table-cell office:value-type="float" office:value="0.105263157894737">
                <text:p>0.105263157894737</text:p>
                <draw:g>
                  <svg:desc>Tabelle1.H34:Tabelle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89842265067573">
                <text:p>0.189842265067573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0.267790286125415">
                <text:p>0.267790286125415</text:p>
              </table:table-cell>
              <table:table-cell office:value-type="float" office:value="0.311688311688312">
                <text:p>0.311688311688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0719424460432">
                <text:p>0.100719424460432</text:p>
              </table:table-cell>
              <table:table-cell office:value-type="float" office:value="0.331606159665843">
                <text:p>0.331606159665843</text:p>
              </table:table-cell>
              <table:table-cell office:value-type="float" office:value="0.402877697841727">
                <text:p>0.402877697841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